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3.357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results_alpha_feb5_feb18_dat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ce1"/>
        <table:table-column table:style-name="co5" table:default-cell-style-name="ce2"/>
        <table:table-column table:style-name="co3" table:default-cell-style-name="ce1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NODE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SE</text:p>
          </table:table-cell>
          <table:table-cell table:style-name="Default"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table:style-name="Default" office:value-type="string" calcext:value-type="string">
            <text:p>RMSE</text:p>
          </table:table-cell>
          <table:table-cell office:value-type="string" calcext:value-type="string">
            <text:p>EV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37.8506" calcext:value-type="float">
            <text:p>1437.8506</text:p>
          </table:table-cell>
          <table:table-cell office:value-type="float" office:value="779.0653" calcext:value-type="float">
            <text:p>779.0653</text:p>
          </table:table-cell>
          <table:table-cell office:value-type="float" office:value="109560.94" calcext:value-type="float">
            <text:p>109560.94</text:p>
          </table:table-cell>
          <table:table-cell office:value-type="float" office:value="246.69283" calcext:value-type="float">
            <text:p>246.69</text:p>
          </table:table-cell>
          <table:table-cell office:value-type="float" office:value="4950384700000000" calcext:value-type="float">
            <text:p>4.950E+15</text:p>
          </table:table-cell>
          <table:table-cell office:value-type="float" office:value="330.9999" calcext:value-type="float">
            <text:p>331.00</text:p>
          </table:table-cell>
          <table:table-cell office:value-type="float" office:value="0.819756031036377" calcext:value-type="float">
            <text:p>0.81975603103637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28.6929" calcext:value-type="float">
            <text:p>1228.6929</text:p>
          </table:table-cell>
          <table:table-cell office:value-type="float" office:value="541.1097" calcext:value-type="float">
            <text:p>541.1097</text:p>
          </table:table-cell>
          <table:table-cell office:value-type="float" office:value="166838.88" calcext:value-type="float">
            <text:p>166838.88</text:p>
          </table:table-cell>
          <table:table-cell office:value-type="float" office:value="314.57288" calcext:value-type="float">
            <text:p>314.57</text:p>
          </table:table-cell>
          <table:table-cell office:value-type="float" office:value="3.560501E+016" calcext:value-type="float">
            <text:p>3.561E+16</text:p>
          </table:table-cell>
          <table:table-cell office:value-type="float" office:value="408.45914" calcext:value-type="float">
            <text:p>408.46</text:p>
          </table:table-cell>
          <table:table-cell office:value-type="float" office:value="0.432640969753265" calcext:value-type="float">
            <text:p>0.43264096975326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36.1868" calcext:value-type="float">
            <text:p>1136.1868</text:p>
          </table:table-cell>
          <table:table-cell office:value-type="float" office:value="438.52267" calcext:value-type="float">
            <text:p>438.52267</text:p>
          </table:table-cell>
          <table:table-cell office:value-type="float" office:value="105043.89" calcext:value-type="float">
            <text:p>105043.89</text:p>
          </table:table-cell>
          <table:table-cell office:value-type="float" office:value="245.92746" calcext:value-type="float">
            <text:p>245.93</text:p>
          </table:table-cell>
          <table:table-cell office:value-type="float" office:value="0.24784496" calcext:value-type="float">
            <text:p>2.478E-01</text:p>
          </table:table-cell>
          <table:table-cell office:value-type="float" office:value="324.10477" calcext:value-type="float">
            <text:p>324.10</text:p>
          </table:table-cell>
          <table:table-cell office:value-type="float" office:value="0.453816950321198" calcext:value-type="float">
            <text:p>0.45381695032119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190.477" calcext:value-type="float">
            <text:p>1190.477</text:p>
          </table:table-cell>
          <table:table-cell office:value-type="float" office:value="537.69763" calcext:value-type="float">
            <text:p>537.69763</text:p>
          </table:table-cell>
          <table:table-cell office:value-type="float" office:value="158808.92" calcext:value-type="float">
            <text:p>158808.92</text:p>
          </table:table-cell>
          <table:table-cell office:value-type="float" office:value="303.14798" calcext:value-type="float">
            <text:p>303.15</text:p>
          </table:table-cell>
          <table:table-cell office:value-type="float" office:value="9.695126E+015" calcext:value-type="float">
            <text:p>9.695E+15</text:p>
          </table:table-cell>
          <table:table-cell office:value-type="float" office:value="398.50836" calcext:value-type="float">
            <text:p>398.51</text:p>
          </table:table-cell>
          <table:table-cell office:value-type="float" office:value="0.457424700260162" calcext:value-type="float">
            <text:p>0.45742470026016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820.3535" calcext:value-type="float">
            <text:p>1820.3535</text:p>
          </table:table-cell>
          <table:table-cell office:value-type="float" office:value="665.6176" calcext:value-type="float">
            <text:p>665.6176</text:p>
          </table:table-cell>
          <table:table-cell office:value-type="float" office:value="147475.08" calcext:value-type="float">
            <text:p>147475.08</text:p>
          </table:table-cell>
          <table:table-cell office:value-type="float" office:value="298.44772" calcext:value-type="float">
            <text:p>298.45</text:p>
          </table:table-cell>
          <table:table-cell office:value-type="float" office:value="1.1675425E+016" calcext:value-type="float">
            <text:p>1.168E+16</text:p>
          </table:table-cell>
          <table:table-cell office:value-type="float" office:value="384.02484" calcext:value-type="float">
            <text:p>384.02</text:p>
          </table:table-cell>
          <table:table-cell office:value-type="float" office:value="0.671436071395874" calcext:value-type="float">
            <text:p>0.67143607139587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278.4106" calcext:value-type="float">
            <text:p>1278.4106</text:p>
          </table:table-cell>
          <table:table-cell office:value-type="float" office:value="728.68823" calcext:value-type="float">
            <text:p>728.68823</text:p>
          </table:table-cell>
          <table:table-cell office:value-type="float" office:value="67149.016" calcext:value-type="float">
            <text:p>67149.016</text:p>
          </table:table-cell>
          <table:table-cell office:value-type="float" office:value="192.4365" calcext:value-type="float">
            <text:p>192.44</text:p>
          </table:table-cell>
          <table:table-cell office:value-type="float" office:value="1.2721207E+016" calcext:value-type="float">
            <text:p>1.272E+16</text:p>
          </table:table-cell>
          <table:table-cell office:value-type="float" office:value="259.13126" calcext:value-type="float">
            <text:p>259.13</text:p>
          </table:table-cell>
          <table:table-cell office:value-type="float" office:value="0.874377369880676" calcext:value-type="float">
            <text:p>0.87437736988067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480.45453" calcext:value-type="float">
            <text:p>480.45453</text:p>
          </table:table-cell>
          <table:table-cell office:value-type="float" office:value="466.92416" calcext:value-type="float">
            <text:p>466.92416</text:p>
          </table:table-cell>
          <table:table-cell office:value-type="float" office:value="129477.03" calcext:value-type="float">
            <text:p>129477.03</text:p>
          </table:table-cell>
          <table:table-cell office:value-type="float" office:value="263.48682" calcext:value-type="float">
            <text:p>263.49</text:p>
          </table:table-cell>
          <table:table-cell office:value-type="float" office:value="3.1233682E+017" calcext:value-type="float">
            <text:p>3.123E+17</text:p>
          </table:table-cell>
          <table:table-cell office:value-type="float" office:value="359.82916" calcext:value-type="float">
            <text:p>359.83</text:p>
          </table:table-cell>
          <table:table-cell office:value-type="float" office:value="0.409498870372772" calcext:value-type="float">
            <text:p>0.40949887037277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132.4783" calcext:value-type="float">
            <text:p>1132.4783</text:p>
          </table:table-cell>
          <table:table-cell office:value-type="float" office:value="581.6971" calcext:value-type="float">
            <text:p>581.6971</text:p>
          </table:table-cell>
          <table:table-cell office:value-type="float" office:value="106402.06" calcext:value-type="float">
            <text:p>106402.06</text:p>
          </table:table-cell>
          <table:table-cell office:value-type="float" office:value="238.97816" calcext:value-type="float">
            <text:p>238.98</text:p>
          </table:table-cell>
          <table:table-cell office:value-type="float" office:value="5168542000000000" calcext:value-type="float">
            <text:p>5.169E+15</text:p>
          </table:table-cell>
          <table:table-cell office:value-type="float" office:value="326.1933" calcext:value-type="float">
            <text:p>326.19</text:p>
          </table:table-cell>
          <table:table-cell office:value-type="float" office:value="0.686017394065857" calcext:value-type="float">
            <text:p>0.68601739406585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298.2285" calcext:value-type="float">
            <text:p>1298.2285</text:p>
          </table:table-cell>
          <table:table-cell office:value-type="float" office:value="708.28845" calcext:value-type="float">
            <text:p>708.28845</text:p>
          </table:table-cell>
          <table:table-cell office:value-type="float" office:value="113505.414" calcext:value-type="float">
            <text:p>113505.414</text:p>
          </table:table-cell>
          <table:table-cell office:value-type="float" office:value="259.6144" calcext:value-type="float">
            <text:p>259.61</text:p>
          </table:table-cell>
          <table:table-cell office:value-type="float" office:value="1.3773596E+017" calcext:value-type="float">
            <text:p>1.377E+17</text:p>
          </table:table-cell>
          <table:table-cell office:value-type="float" office:value="336.90564" calcext:value-type="float">
            <text:p>336.91</text:p>
          </table:table-cell>
          <table:table-cell office:value-type="float" office:value="0.773755788803101" calcext:value-type="float">
            <text:p>0.7737557888031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verage</text:p>
          </table:table-cell>
          <table:table-cell office:value-type="float" office:value="1222.5703" calcext:value-type="float">
            <text:p>1222.5703</text:p>
          </table:table-cell>
          <table:table-cell office:value-type="float" office:value="605.29016" calcext:value-type="float">
            <text:p>605.29016</text:p>
          </table:table-cell>
          <table:table-cell office:value-type="float" office:value="122695.695" calcext:value-type="float">
            <text:p>122695.695</text:p>
          </table:table-cell>
          <table:table-cell office:value-type="float" office:value="262.58942" calcext:value-type="float">
            <text:p>262.59</text:p>
          </table:table-cell>
          <table:table-cell office:value-type="float" office:value="5.8876494E+016" calcext:value-type="float">
            <text:p>5.888E+16</text:p>
          </table:table-cell>
          <table:table-cell office:value-type="float" office:value="347.57297" calcext:value-type="float">
            <text:p>347.57</text:p>
          </table:table-cell>
          <table:table-cell office:value-type="float" office:value="0.619858238432142" calcext:value-type="float">
            <text:p>0.6198582384321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ard Deviation</text:p>
          </table:table-cell>
          <table:table-cell office:value-type="float" office:value="329.9688" calcext:value-type="float">
            <text:p>329.9688</text:p>
          </table:table-cell>
          <table:table-cell office:value-type="float" office:value="113.46756" calcext:value-type="float">
            <text:p>113.46756</text:p>
          </table:table-cell>
          <table:table-cell office:value-type="float" office:value="29500.047" calcext:value-type="float">
            <text:p>29500.047</text:p>
          </table:table-cell>
          <table:table-cell office:value-type="float" office:value="35.981472" calcext:value-type="float">
            <text:p>35.98</text:p>
          </table:table-cell>
          <table:table-cell office:value-type="float" office:value="9.834101E+016" calcext:value-type="float">
            <text:p>9.834E+16</text:p>
          </table:table-cell>
          <table:table-cell office:value-type="float" office:value="43.459732" calcext:value-type="float">
            <text:p>43.46</text:p>
          </table:table-cell>
          <table:table-cell office:value-type="float" office:value="0.172792943400627" calcext:value-type="float">
            <text:p>0.1727929434006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3T17:11:56.206085744</dc:date>
    <meta:editing-duration>PT1M13S</meta:editing-duration>
    <meta:editing-cycles>1</meta:editing-cycles>
    <meta:document-statistic meta:table-count="1" meta:cell-count="107" meta:object-count="0"/>
    <meta:generator>LibreOffice/6.4.7.2$Linux_X86_64 LibreOffice_project/40$Build-2</meta:generator>
  </office:meta>
</office:document-meta>
</file>